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18469" officeooo:paragraph-rsid="000db6a3"/>
    </style:style>
    <style:style style:name="P2" style:family="paragraph" style:parent-style-name="Standard">
      <style:paragraph-properties fo:text-align="justify" style:justify-single-word="false"/>
      <style:text-properties officeooo:rsid="0015dfcc" officeooo:paragraph-rsid="000db6a3"/>
    </style:style>
    <style:style style:name="P3" style:family="paragraph" style:parent-style-name="Standard">
      <style:paragraph-properties fo:text-align="justify" style:justify-single-word="false"/>
      <style:text-properties officeooo:rsid="0018342c" officeooo:paragraph-rsid="000db6a3"/>
    </style:style>
    <style:style style:name="P4" style:family="paragraph" style:parent-style-name="Standard">
      <style:paragraph-properties fo:text-align="justify" style:justify-single-word="false"/>
      <style:text-properties officeooo:rsid="0019e66c" officeooo:paragraph-rsid="000db6a3"/>
    </style:style>
    <style:style style:name="P5" style:family="paragraph" style:parent-style-name="Standard">
      <style:paragraph-properties fo:text-align="justify" style:justify-single-word="false"/>
      <style:text-properties officeooo:rsid="02a0b639" officeooo:paragraph-rsid="000db6a3"/>
    </style:style>
    <style:style style:name="P6" style:family="paragraph" style:parent-style-name="Standard">
      <style:paragraph-properties fo:text-align="justify" style:justify-single-word="false"/>
      <style:text-properties officeooo:rsid="001a341b" officeooo:paragraph-rsid="000db6a3"/>
    </style:style>
    <style:style style:name="P7" style:family="paragraph" style:parent-style-name="Standard">
      <style:paragraph-properties fo:text-align="justify" style:justify-single-word="false"/>
      <style:text-properties officeooo:rsid="001ac273" officeooo:paragraph-rsid="000db6a3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italic" officeooo:rsid="001bbefd" officeooo:paragraph-rsid="000db6a3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rsid="001bbefd" officeooo:paragraph-rsid="000db6a3"/>
    </style:style>
    <style:style style:name="P10" style:family="paragraph" style:parent-style-name="Standard">
      <style:paragraph-properties fo:text-align="justify" style:justify-single-word="false"/>
      <style:text-properties officeooo:rsid="001bf07c" officeooo:paragraph-rsid="000db6a3"/>
    </style:style>
    <style:style style:name="P11" style:family="paragraph" style:parent-style-name="Standard">
      <style:paragraph-properties fo:text-align="justify" style:justify-single-word="false"/>
      <style:text-properties officeooo:rsid="001e7633" officeooo:paragraph-rsid="000db6a3"/>
    </style:style>
    <style:style style:name="P12" style:family="paragraph" style:parent-style-name="Standard">
      <style:paragraph-properties fo:text-align="justify" style:justify-single-word="false"/>
      <style:text-properties officeooo:rsid="00887d06" officeooo:paragraph-rsid="000db6a3"/>
    </style:style>
    <style:style style:name="T1" style:family="text">
      <style:text-properties officeooo:rsid="00887d06"/>
    </style:style>
    <style:style style:name="T2" style:family="text">
      <style:text-properties officeooo:rsid="00750cb8"/>
    </style:style>
    <style:style style:name="T3" style:family="text">
      <style:text-properties officeooo:rsid="02a00ebf"/>
    </style:style>
    <style:style style:name="T4" style:family="text">
      <style:text-properties officeooo:rsid="00763e53"/>
    </style:style>
    <style:style style:name="T5" style:family="text">
      <style:text-properties officeooo:rsid="0019e66c"/>
    </style:style>
    <style:style style:name="T6" style:family="text">
      <style:text-properties officeooo:rsid="02a27df8"/>
    </style:style>
    <style:style style:name="T7" style:family="text">
      <style:text-properties officeooo:rsid="00835cc2"/>
    </style:style>
    <style:style style:name="T8" style:family="text">
      <style:text-properties officeooo:rsid="0084437f"/>
    </style:style>
    <style:style style:name="T9" style:family="text">
      <style:text-properties officeooo:rsid="0088378a"/>
    </style:style>
    <style:style style:name="T10" style:family="text">
      <style:text-properties officeooo:rsid="002f5dc4"/>
    </style:style>
    <style:style style:name="T11" style:family="text">
      <style:text-properties officeooo:rsid="001bf07c"/>
    </style:style>
    <style:style style:name="T12" style:family="text">
      <style:text-properties officeooo:rsid="0085a48c"/>
    </style:style>
    <style:style style:name="T13" style:family="text">
      <style:text-properties officeooo:rsid="02a2f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Я пошёл <text:span text:style-name="T2">не тем путём, что два дня назад привёл меня к знаменитому дереву</text:span>, а свернул на тропку забиравшую <text:span text:style-name="T3">правее и </text:span>вверх, <text:span text:style-name="T3">поскольку решил</text:span> <text:span text:style-name="T2">обогнуть глубокую долину Кармир-Шуки</text:span> по <text:span text:style-name="T4">кряжу ближних</text:span> «тумбов» (так <text:span text:style-name="T2">в Карабахе</text:span> <text:span text:style-name="T4">именуют</text:span> <text:span text:style-name="T4">поросшие травою и лесами округло волнистые цепи гор — в отличие от великанов «леров», вздымающих в небо угловато каменные вершины</text:span>) <text:span text:style-name="T4">с тем, чтобы</text:span> у деревни Сарушен <text:s/>спуститься <text:span text:style-name="T2">с тумбов на</text:span> шоссе.</text:p>
      <text:p text:style-name="P3">Насколько исполнимо такое намерение я не знал, но раз есть тропка, то зачем-то же она есть.</text:p>
      <text:p text:style-name="P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3">От леса спускались крохотные на таком расстоянии фигурки пары коней, двух человек и собаки.</text:p>
      <text:p text:style-name="P3">Мы сошлись минут через десять. Кони волокли под гору некрупные стволы деревьев, <text:span text:style-name="T5">увязанные толстыми концами им на спину; очищенные от веток хлысты верхушек скребли дорогу. </text:span></text:p>
      <text:p text:style-name="P4">Двое пацанов и собака сопровождали заготавливаемые на зиму дрова.</text:p>
      <text:p text:style-name="P3"/>
      <text:p text:style-name="P4">Углубившись в лес, я встретил ещё одну партию лесорубов. На этот раз из трёх лошадей с тремя же мужиками и без собаки.</text:p>
      <text:p text:style-name="P4">Мы поздоровались и я спросил смогу ли пройти по тумбам к Сарушену.</text:p>
      <text:p text:style-name="P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4">Я прошёл и триста метров, и пятьсот — топора не слышно было, должно быть старик устроил перекур с дремотой, или обедал.</text:p>
      <text:p text:style-name="P5"/>
      <text:p text:style-name="P4">Не до<text:span text:style-name="T6">стигая</text:span> вершины, дорога раздесятерилась на мелкие тропы.</text:p>
      <text:p text:style-name="P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4">Утомительное <text:span text:style-name="T7">это </text:span>занятие, и я двинул в обход вершины, надеясь не пропустить место, где гряду продолж<text:span text:style-name="T7">ит переход на</text:span> следующий тумб.</text:p>
      <text:p text:style-name="P4">И вдруг почувствовалась какая-то перемена. </text:p>
      <text:p text:style-name="P4">Словно <text:span text:style-name="T7">бы </text:span>тише стало. Странно померк свет.</text:p>
      <text:p text:style-name="P4">И без того нечастые блики солнца исчезли вовсе. Облака там, что ль, сошлись над лесом?</text:p>
      <text:p text:style-name="P6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6"/>
      <text:p text:style-name="P6">Что-то заставило меня оглянуться и я встретился с внимательным взглядом зверя.</text:p>
      <text:p text:style-name="P6">Шакал? Собака?</text:p>
      <text:p text:style-name="P6">Ах, нет. Посмотри на этот хвост: конечно же, лиса. Возможно — лис, но молодой, не натыкался ещё на охотников.</text:p>
      <text:p text:style-name="P6">- H<text:span text:style-name="T7">i</text:span>, Fox. <text:s/>I'm not a prince. I am not young. Go your way.</text:p>
      <text:p text:style-name="P6">Я двинулся дальше, уворачиваясь от нитей паутины, обходя, а иногда и продираясь сквозь колючие кусты, а лис шёл следом.</text:p>
      <text:p text:style-name="P6">Кто сказал, что животные отводят глаза?</text:p>
      <text:p text:style-name="P6">Так мы и шли, порой я что-то говорил ему, но он отмалчивался.</text:p>
      <text:p text:style-name="P6"><text:soft-page-break/>В какой-то момент я снял вещмешок, отломил и бросил ему кусок хлеба.</text:p>
      <text:p text:style-name="P7">Сперва, он словно и не знал как подступиться, но потом съел, держа меня под неослабным контролем.</text:p>
      <text:p text:style-name="P7">Может, рассматривает как потенциальную добычу? Рановато.</text:p>
      <text:p text:style-name="P7">И лишь когда впереди завиднелись наполненные солнцем просветы меж<text:span text:style-name="T6">ду</text:span> деревьев, он начал озираться, <text:span text:style-name="T6">а</text:span> вскоре <text:span text:style-name="T6">и </text:span>вовсе пропал.</text:p>
      <text:p text:style-name="P7">Прощай, молодой лис из молодого леса.</text:p>
      <text:p text:style-name="P7"/>
      <text:p text:style-name="P7">Я вышел на поляну и понял, что дал почти полный круг, <text:span text:style-name="T6">но так и не нашёл</text:span> переход на следующий тумб. </text:p>
      <text:p text:style-name="P7"><text:span text:style-name="T8">Н</text:span>еподалёку, под крутыми скалами, различ<text:span text:style-name="T8">ались</text:span> несколько ветхих крыш, которые <text:span text:style-name="T8">я </text:span>приметил когда ещё <text:span text:style-name="T8">под</text:span>ходил <text:span text:style-name="T8">к</text:span> это<text:span text:style-name="T8">му</text:span> лес<text:span text:style-name="T8">у</text:span>.</text:p>
      <text:p text:style-name="P7">Блуждать в поисках тропы к Сарушену мне уже перехотелось и <text:span text:style-name="T8">вместо этого </text:span>я начал высматривать спуск в покинутую деревню Схторашен.</text:p>
      <text:p text:style-name="P7">Спуск <text:span text:style-name="T8">вскоре обнаружился</text:span> и крутая стёжка привела меня в за<text:span text:style-name="T8">брош</text:span>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<text:span text:style-name="T6">двух</text:span> <text:span text:style-name="T6">или трёх </text:span>домов, обросших мошем по самые крыши и, по чуть приметной колее начал спускаться по обращённому к Кармир-Шуке склону.</text:p>
      <text:p text:style-name="P7"/>
      <text:p text:style-name="P8"><text:span text:style-name="T9">(...д</text:span>еревня Схторашен опустела ещё до войны, потому и крыши <text:span text:style-name="T9">в ней уцелели</text:span>, и нет следов пожара.</text:p>
      <text:p text:style-name="P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</text:p>
      <text:p text:style-name="P8">Тогдашние кормчие НКАО верноподданно исполнили директиву верхов и прикончили не одну лишь Схторашен...<text:span text:style-name="T9">)</text:span></text:p>
      <text:p text:style-name="P9"/>
      <text:p text:style-name="P9"><text:span text:style-name="T6">На</text:span> пути вниз, ещё пара моих попыток срезать, <text:span text:style-name="T8">ну,</text:span> хоть малость, и выйти к шоссе повыше, упёрлись в глубокие ущелья с отвесными стенами, так что на шоссе я вышел там же, где и оставил его два дня назад — у павильона-<text:span text:style-name="T6">закусочной</text:span> «Тнчрени» .</text:p>
      <text:p text:style-name="P9"/>
      <text:p text:style-name="P8"><text:span text:style-name="T9">(...покладистого</text:span> судьба ведёт под белы рученьки, брыкливого же волочит за волосья, но исход один — оказываешься там, где предначертано...<text:span text:style-name="T9">)</text:span></text:p>
      <text:p text:style-name="P8"/>
      <text:p text:style-name="P9">После пары поворотов плавного серпантина, асфальт взял прямой курс к перевалу из просторной долины Кармир-Шуки.</text:p>
      <text:p text:style-name="P9">Я топал по кромке размягчённого жарой покрытия, задыхаясь, потея, не находя мест куда бы сдвинуть лямки <text:span text:style-name="T9">самодельного </text:span>вещмешка, чтоб не <text:span text:style-name="T8">так сильно </text:span>резал<text:span text:style-name="T8">о</text:span> плечи заспинной <text:span text:style-name="T8">кладью</text:span>.</text:p>
      <text:p text:style-name="P9">Соль пота ела глаза, которые уже не <text:span text:style-name="T10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9"><text:span text:style-name="T11">Раза два я уклонялся в сторону — полакомиться чёрными ягодами придорожного моша, </text:span><text:s/><text:span text:style-name="T11">но он в этом году не уродился, или место было бесплодное — и снова ботинки топали по непреклонно и устремлённому вверх шоссе.</text:span></text:p>
      <text:p text:style-name="P9"/>
      <text:p text:style-name="P10">Горы — лучший учитель предвидения <text:span text:style-name="T9">будущего</text:span>: когда <text:span text:style-name="T8">у </text:span>шоссе бесконечный прямой подъём сменил<text:span text:style-name="T8">ся</text:span> на горизонтальные извивы, продиктованные рельефом чередующихся тумбов, я уже мог прозорливо вычислить, <text:span text:style-name="T8">что</text:span> через полчаса буду во-о-он на том дальнем повороте, а за ним, минут через десять, от шоссе ответвится влево грунтовка и полого пойдёт вдоль склона <text:soft-page-break/>до самого дна <text:span text:style-name="T8">тамошней </text:span>долины, прорезанной речкой Варанда, <text:span text:style-name="T8">и</text:span> там <text:span text:style-name="T8">будет </text:span>хорошо — деревья и тень, и вода из прибрежного источника...</text:p>
      <text:p text:style-name="P10"/>
      <text:p text:style-name="P11">Так всё и вышло, <text:span text:style-name="T8">и в том месте</text:span>, где грунтовка пересекает каменное ложе русла <text:span text:style-name="T8">реки, чтобы начать</text:span> подъём к Саркисашену, я с ней расстался и пошёл по <text:span text:style-name="T8">левому</text:span> берегу, через тоннель в густом орешнике, пока <text:s/>не оказался на открытом — <text:span text:style-name="T8">и </text:span>на удивление ровном — <text:span text:style-name="T8">поле</text:span>, протянувшемся <text:span text:style-name="T8">напротив</text:span> <text:span text:style-name="T8">подножия</text:span> тумба-великана на том берегу.</text:p>
      <text:p text:style-name="P11"/>
      <text:p text:style-name="P11">Представь себе почти отвесно вздымающееся футбольное поле, поросшее лиственным лесом до самого верха.</text:p>
      <text:p text:style-name="P11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11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<text:span text:style-name="T12">его </text:span>заглядывает вглубь <text:span text:style-name="T9">здешней </text:span>долины — и колыханье пронизанных солнцем листьев над головой.</text:p>
      <text:p text:style-name="P11">Хорошо вот так валяться и думать ни о чём и обо всём; жаль только, что не с кем поделиться всей этой красотищей. </text:p>
      <text:p text:style-name="P11">Ну, да я уже привык, что самые захватывающие моменты случаются в одиночестве.</text:p>
      <text:p text:style-name="P11">Главное не скатиться в мегаломанию — чем больше, мол, пространства на отдельно взятую душу, тем выше ранг носителя данной души.</text:p>
      <text:p text:style-name="P11"/>
      <text:p text:style-name="P11">Однажды я листал лощёный журнал на немецком.</text:p>
      <text:p text:style-name="P11">Сам<text:span text:style-name="T12">ой</text:span> длинн<text:span text:style-name="T12">ой оказалась</text:span> статья про какого-то Херцога, <text:span text:style-name="T12">владельца</text:span> крупного <text:span text:style-name="T12">химического </text:span>концерна. Вобщем, <text:span text:style-name="T12">представитель</text:span> той элиты, что не опускается до мелкой политической грызни, оставляя <text:s/>это занятие президентам, премьерам и партиям, но <text:span text:style-name="T13">их</text:span> повороты руля в <text:span text:style-name="T12">личных</text:span> вотчинах, хотя бы на полградуса, становятся определяющими для всего государственного курса Германии.</text:p>
      <text:p text:style-name="P11">Статья перемежалась красочными снимками, <text:span text:style-name="T13">и на одном из них его портрет в своём персональном приусадебном парке, на фоне внуков-херцогенят — белокурых купидончиков с луками.</text:span></text:p>
      <text:p text:style-name="P11"/>
      <text:p text:style-name="P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1">А нынче он банкует. Пахан по полной. </text:p>
      <text:p text:style-name="P1"><text:span text:style-name="T12">А вот с</text:span>частлив ли?</text:p>
      <text:p text:style-name="P1">Не верю, с оглядкой на выражение <text:span text:style-name="T1">его </text:span>лица в том выхоленном парке.</text:p>
      <text:p text:style-name="P1"/>
      <text:p text:style-name="P1">Ну, а я?</text:p>
      <text:p text:style-name="P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<text:span text:style-name="T1">ых</text:span> трибун — круто вздыбленный ввысь тумб-курган, ростом с многоэтажки, что вырастают вдоль дороги из Борисполя в Киев?</text:p>
      <text:p text:style-name="P12">Что ещё нужно для счастья?</text:p>
      <text:p text:style-name="P1">Вопрос, конечно, интересный...</text:p>
      <text:p text:style-name="P1">Жаль нету зеркала — поставить <text:span text:style-name="T1">себе </text:span>диагноз по выражению лиц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9:42:44.642898139</meta:creation-date>
    <dc:date>2017-02-27T19:43:21.172136681</dc:date>
    <dc:creator>sehrguey </dc:creator>
    <meta:editing-duration>PT36S</meta:editing-duration>
    <meta:editing-cycles>1</meta:editing-cycles>
    <meta:document-statistic meta:table-count="0" meta:image-count="0" meta:object-count="0" meta:page-count="3" meta:paragraph-count="63" meta:word-count="1339" meta:character-count="8893" meta:non-whitespace-character-count="7573"/>
    <meta:generator>LibreOffice/4.3.3.2$Linux_x86 LibreOffice_project/430m0$Build-2</meta:generator>
  </office:meta>
</office:document-meta>
</file>